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ff" style:font-name="Liberation Serif" fo:font-size="12pt" officeooo:rsid="00104d2d" officeooo:paragraph-rsid="00104d2d" style:font-size-asian="12pt" style:font-size-complex="12pt"/>
    </style:style>
    <style:style style:name="P2" style:family="paragraph" style:parent-style-name="Standard">
      <style:paragraph-properties fo:text-align="start" style:justify-single-word="false"/>
      <style:text-properties fo:color="#0000ff" style:font-name="Liberation Serif" fo:font-size="12pt" officeooo:rsid="001e1194" officeooo:paragraph-rsid="00104d2d" style:font-size-asian="12pt" style:font-size-complex="12pt"/>
    </style:style>
    <style:style style:name="P3" style:family="paragraph" style:parent-style-name="Standard">
      <style:paragraph-properties fo:text-align="justify" style:justify-single-word="false"/>
      <style:text-properties style:font-name="Liberation Serif" fo:font-size="12pt" fo:font-weight="bold" officeooo:rsid="00104d2d" officeooo:paragraph-rsid="00104d2d" style:font-size-asian="12pt" style:font-weight-asian="bold" style:font-size-complex="12pt"/>
    </style:style>
    <style:style style:name="P4" style:family="paragraph" style:parent-style-name="Standard">
      <style:paragraph-properties fo:text-align="justify" style:justify-single-word="false"/>
      <style:text-properties style:font-name="Liberation Serif" fo:font-size="12pt" fo:font-weight="bold" officeooo:rsid="001063ac" officeooo:paragraph-rsid="00104d2d" style:font-size-asian="12pt" style:font-weight-asian="bold" style:font-size-complex="12pt"/>
    </style:style>
    <style:style style:name="P5" style:family="paragraph" style:parent-style-name="Standard">
      <style:paragraph-properties fo:text-align="justify" style:justify-single-word="false"/>
      <style:text-properties style:font-name="Liberation Serif" fo:font-size="12pt" fo:font-weight="bold" officeooo:rsid="001063ac" officeooo:paragraph-rsid="001063ac" style:font-size-asian="12pt" style:font-weight-asian="bold" style:font-size-complex="12pt"/>
    </style:style>
    <style:style style:name="P6" style:family="paragraph" style:parent-style-name="Standard">
      <style:paragraph-properties fo:text-align="justify" style:justify-single-word="false"/>
      <style:text-properties style:font-name="Liberation Serif" fo:font-size="12pt" officeooo:rsid="00104d2d" officeooo:paragraph-rsid="00104d2d" style:font-size-asian="12pt" style:font-size-complex="12pt"/>
    </style:style>
    <style:style style:name="P7" style:family="paragraph" style:parent-style-name="Standard">
      <style:paragraph-properties fo:text-align="start" style:justify-single-word="false"/>
      <style:text-properties style:font-name="Liberation Serif"/>
    </style:style>
    <style:style style:name="P8" style:family="paragraph" style:parent-style-name="Standard">
      <style:paragraph-properties fo:text-align="start" style:justify-single-word="false"/>
      <style:text-properties fo:color="#000099" style:font-name="Liberation Serif" officeooo:rsid="00127e80" officeooo:paragraph-rsid="00118054"/>
    </style:style>
    <style:style style:name="T1" style:family="text">
      <style:text-properties fo:font-weight="bold" style:font-weight-asian="bold"/>
    </style:style>
    <style:style style:name="T2" style:family="text">
      <style:text-properties fo:font-weight="bold" officeooo:rsid="001063ac" style:font-weight-asian="bold"/>
    </style:style>
    <style:style style:name="T3" style:family="text">
      <style:text-properties officeooo:rsid="001063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RESA – <text:span text:style-name="T3">CLIENTS i PROVEÏDORS</text:span></text:p>
      <text:p text:style-name="P2"/>
      <text:p text:style-name="P3">Una empresa té diverses fàbriques. A cadascuna s'hi fabriquen una sèrie de productes finals. Un producte no es fabrica a més d'una fàbrica.</text:p>
      <text:p text:style-name="P3"/>
      <text:p text:style-name="P6"><text:span text:style-name="T1">A l'empresa hi treballen moltes persones, cadascuna d'elles està assignada a una fàbrica però pot ser traslladada a una altra i es vol mantenir l'historial de totes les fàbriques on tothom ha treballat. </text:span><text:span text:style-name="T2">També es vol guardar quines d'aquestes</text:span><text:span text:style-name="T1"> persones formen part de la direcció de la fàbrica </text:span><text:span text:style-name="T2">on treballen o han treballat</text:span><text:span text:style-name="T1">. </text:span><text:span text:style-name="T2">A més a més, per cada persona es vol guardar l'especialitat o especialitats que té (ja sigui per títols acadèmics, per formació laboral o per experiència laboral).</text:span></text:p>
      <text:p text:style-name="P4"/>
      <text:p text:style-name="P5">Cada fàbrica compra a diversos proveïdors les matèries primeres que, degudament elaborades, es convertiran en els productes finals esmentats anteriorment. Es vol un històric de totes les comandes realitzades als proveïdors de l'empresa amb el cost corresponent per línia de comanda.</text:p>
      <text:p text:style-name="P5"/>
      <text:p text:style-name="P5">Es voldrà registrar la composició elemental (les matèries primeres que conté) de cadascun dels productes finals de l'empresa).</text:p>
      <text:p text:style-name="P5"/>
      <text:p text:style-name="P5">Els clients de l'empresa fan les seves comandes de diferents productes. A partir de les comandes es serviran els productes i es generaran les factures.</text:p>
      <text:p text:style-name="P5"/>
      <text:p text:style-name="P5">L'empresa disposa de més magatzems que fàbriques per millorar la distribució dels seus productes. A cada client se li assigna el magatzem més pròxim al seu domicili i s'intenta servir les seves comandes des d'aquell magatzem si l'stock és suficient.</text:p>
      <text:p text:style-name="P7"/>
      <text:p text:style-name="P8">Dissenyar la B.D. amb els diagrames E/R i implementar-la amb Postgre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3:40:22.374000000</meta:creation-date>
    <dc:date>2017-10-19T08:44:18.762259146</dc:date>
    <meta:editing-duration>PT17M52S</meta:editing-duration>
    <meta:editing-cycles>2</meta:editing-cycles>
    <meta:generator>LibreOffice/5.1.6.2.0$Linux_X86_64 LibreOffice_project/10$Build-2</meta:generator>
    <meta:document-statistic meta:table-count="0" meta:image-count="0" meta:object-count="0" meta:page-count="1" meta:paragraph-count="8" meta:word-count="242" meta:character-count="1533" meta:non-whitespace-character-count="1298"/>
  </office:meta>
</office:document-meta>
</file>